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opacity="100%" draw:fill="none" draw:fill-color="#007826" draw:opacity="100%" draw:textarea-horizontal-align="justify" draw:textarea-vertical-align="middle" draw:auto-grow-height="false" fo:min-height="1.05cm" fo:min-width="1.7cm" draw:shadow-color="#000000"/>
    </style:style>
    <style:style style:name="gr2" style:family="graphic" style:parent-style-name="standard">
      <style:graphic-properties draw:stroke="dash" draw:stroke-dash="Fine_20_Dotted" svg:stroke-color="#000000" svg:stroke-opacity="100%" draw:fill="none" draw:fill-color="#007826" draw:opacity="100%" draw:textarea-horizontal-align="justify" draw:textarea-vertical-align="middle" draw:auto-grow-height="false" fo:min-height="9.75cm" fo:min-width="13.3cm" draw:shadow-color="#000000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 draw:fill-color="#007826" draw:opacity="100%"/>
      <style:paragraph-properties fo:text-align="center"/>
      <style:text-properties style:font-name="Times New Roman" fo:font-size="10pt" style:font-size-asian="10pt" style:font-size-complex="10pt"/>
    </style:style>
    <style:style style:name="P3" style:family="paragraph">
      <style:paragraph-properties fo:text-align="center">
        <style:tab-stops>
          <style:tab-stop style:position="1cm"/>
        </style:tab-stops>
      </style:paragraph-properties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2cm" svg:height="1.3cm" svg:x="9cm" svg:y="1cm">
          <text:p text:style-name="P1"><text:span text:style-name="T1">Señal Digital</text:span></text:p>
          <text:p text:style-name="P1"><text:span text:style-name="T1">de Vo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2cm" svg:height="1.3cm" svg:x="9cm" svg:y="3.6cm">
          <text:p text:style-name="P1"><text:span text:style-name="T1">Ventane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2cm" svg:height="1.3cm" svg:x="11.2cm" svg:y="11.4cm">
          <text:p text:style-name="P1"><text:span text:style-name="T1">Frecuencias</text:span></text:p>
          <text:p text:style-name="P1"><text:span text:style-name="T1">Forman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2cm" svg:height="1.3cm" svg:x="9cm" svg:y="6.2cm">
          <text:p text:style-name="P1"><text:span text:style-name="T1">Selección de</text:span></text:p>
          <text:p text:style-name="P1"><text:span text:style-name="T1">Ventanas</text:span></text:p>
          <text:p text:style-name="P1"><text:span text:style-name="T1">Sonor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2cm" svg:height="1.3cm" svg:x="4.6cm" svg:y="8.8cm">
          <text:p text:style-name="P1"><text:span text:style-name="T1">Frecuencia</text:span></text:p>
          <text:p text:style-name="P1"><text:span text:style-name="T1">Fundament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2cm" svg:height="1.3cm" svg:x="9cm" svg:y="16.6cm">
          <text:p text:style-name="P3"><text:span text:style-name="T1">Decis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2cm" svg:height="1.3cm" svg:x="9cm" svg:y="14cm">
          <text:p text:style-name="P1"><text:span text:style-name="T1">DT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2cm" svg:height="1.3cm" svg:x="13.4cm" svg:y="8.8cm">
          <text:p text:style-name="P1"><text:span text:style-name="T1">Preénfa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2cm" svg:height="1.3cm" svg:x="15.6cm" svg:y="11.4cm">
          <text:p text:style-name="P1"><text:span text:style-name="T1">MFC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2cm" svg:height="1.3cm" svg:x="4.6cm" svg:y="16.6cm">
          <text:p text:style-name="P1"><text:span text:style-name="T1">ID Usuari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8cm" svg:height="10cm" svg:x="4.3cm" svg:y="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1cm" svg:y1="2.3cm" svg:x2="10.1cm" svg:y2="3.6cm" draw:start-shape="id1" draw:start-glue-point="2" draw:end-shape="id2" draw:end-glue-point="0" svg:d="M10100 2300v1300" svg:viewBox="0 0 1 1301">
          <text:p/>
        </draw:connector>
        <draw:connector draw:style-name="gr3" draw:text-style-name="P4" draw:layer="layout" draw:type="line" svg:x1="10.1cm" svg:y1="4.9cm" svg:x2="10.1cm" svg:y2="6.2cm" draw:start-shape="id2" draw:start-glue-point="2" draw:end-shape="id3" draw:end-glue-point="0" svg:d="M10100 4900v1300" svg:viewBox="0 0 1 1301">
          <text:p/>
        </draw:connector>
        <draw:connector draw:style-name="gr3" draw:text-style-name="P4" draw:layer="layout" draw:type="line" svg:x1="11.2cm" svg:y1="6.85cm" svg:x2="14.5cm" svg:y2="8.8cm" draw:start-shape="id3" draw:start-glue-point="1" draw:end-shape="id4" draw:end-glue-point="0" svg:d="M11200 6850l3300 1950" svg:viewBox="0 0 3301 1951">
          <text:p/>
        </draw:connector>
        <draw:connector draw:style-name="gr3" draw:text-style-name="P4" draw:layer="layout" draw:type="line" svg:x1="9cm" svg:y1="6.85cm" svg:x2="5.7cm" svg:y2="8.8cm" draw:start-shape="id3" draw:start-glue-point="3" draw:end-shape="id5" draw:end-glue-point="0" svg:d="M9000 6850l-3300 1950" svg:viewBox="0 0 3301 1951">
          <text:p/>
        </draw:connector>
        <draw:connector draw:style-name="gr3" draw:text-style-name="P4" draw:layer="layout" draw:type="line" svg:x1="15.6cm" svg:y1="9.45cm" svg:x2="16.7cm" svg:y2="11.4cm" draw:start-shape="id4" draw:start-glue-point="1" draw:end-shape="id6" draw:end-glue-point="0" svg:d="M15600 9450l1100 1950" svg:viewBox="0 0 1101 1951">
          <text:p/>
        </draw:connector>
        <draw:connector draw:style-name="gr3" draw:text-style-name="P4" draw:layer="layout" draw:type="line" svg:x1="13.4cm" svg:y1="9.45cm" svg:x2="12.3cm" svg:y2="11.4cm" draw:start-shape="id4" draw:start-glue-point="3" draw:end-shape="id7" draw:end-glue-point="0" svg:d="M13400 9450l-1100 1950" svg:viewBox="0 0 1101 1951">
          <text:p/>
        </draw:connector>
        <draw:connector draw:style-name="gr3" draw:text-style-name="P4" draw:layer="layout" draw:type="line" svg:x1="12.3cm" svg:y1="12.7cm" svg:x2="10.1cm" svg:y2="14cm" draw:start-shape="id7" draw:start-glue-point="2" draw:end-shape="id8" draw:end-glue-point="0" svg:d="M12300 12700l-2200 1300" svg:viewBox="0 0 2201 1301">
          <text:p/>
        </draw:connector>
        <draw:connector draw:style-name="gr3" draw:text-style-name="P4" draw:layer="layout" draw:type="line" svg:x1="16.7cm" svg:y1="12.7cm" svg:x2="11.2cm" svg:y2="14.65cm" draw:start-shape="id6" draw:start-glue-point="2" draw:end-shape="id8" draw:end-glue-point="1" svg:d="M16700 12700l-5500 1950" svg:viewBox="0 0 5501 1951">
          <text:p/>
        </draw:connector>
        <draw:connector draw:style-name="gr3" draw:text-style-name="P4" draw:layer="layout" draw:type="line" svg:x1="5.7cm" svg:y1="10.1cm" svg:x2="10.1cm" svg:y2="14cm" draw:start-shape="id5" draw:start-glue-point="2" draw:end-shape="id8" draw:end-glue-point="0" svg:d="M5700 10100l4400 3900" svg:viewBox="0 0 4401 3901">
          <text:p/>
        </draw:connector>
        <draw:connector draw:style-name="gr3" draw:text-style-name="P4" draw:layer="layout" draw:type="line" svg:x1="10.1cm" svg:y1="15.3cm" svg:x2="10.1cm" svg:y2="16.6cm" draw:start-shape="id8" draw:start-glue-point="2" draw:end-shape="id9" draw:end-glue-point="0" svg:d="M10100 15300v1300" svg:viewBox="0 0 1 1301">
          <text:p/>
        </draw:connector>
        <draw:connector draw:style-name="gr3" draw:text-style-name="P4" draw:layer="layout" draw:type="line" svg:x1="6.8cm" svg:y1="17.25cm" svg:x2="9cm" svg:y2="17.25cm" draw:start-shape="id10" draw:start-glue-point="1" draw:end-shape="id9" draw:end-glue-point="3" svg:d="M6800 17250h2200" svg:viewBox="0 0 2201 1">
          <text:p/>
        </draw:connector>
        <draw:custom-shape draw:style-name="gr1" draw:text-style-name="P2" xml:id="id11" draw:id="id11" draw:layer="layout" svg:width="2.2cm" svg:height="1.3cm" svg:x="4.6cm" svg:y="14cm">
          <text:p text:style-name="P1"><text:span text:style-name="T1">Base de Dat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8cm" svg:y1="14.65cm" svg:x2="9cm" svg:y2="14.65cm" draw:start-shape="id11" draw:start-glue-point="1" draw:end-shape="id8" draw:end-glue-point="3" svg:d="M6800 14650h2200" svg:viewBox="0 0 2201 1">
          <text:p/>
        </draw:connector>
        <draw:line draw:style-name="gr3" draw:text-style-name="P4" draw:layer="layout" svg:x1="5.7cm" svg:y1="13cm" svg:x2="5.7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9:29:05.195000000</meta:creation-date>
    <dc:date>2017-06-21T15:49:07.155000000</dc:date>
    <meta:editing-duration>PT39M31S</meta:editing-duration>
    <meta:editing-cycles>4</meta:editing-cycles>
    <meta:generator>LibreOffice/5.3.0.3$Windows_x86 LibreOffice_project/7074905676c47b82bbcfbea1aeefc84afe1c50e1</meta:generator>
    <meta:document-statistic meta:object-count="25"/>
  </office:meta>
</office:document-meta>
</file>